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 style:list-style-name="L1">
      <style:graphic-properties draw:stroke="solid" draw:stroke-dash="Dash_20_2" svg:stroke-width="0.6cm" svg:stroke-color="#cccc00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objectwithoutfill" style:list-style-name="L1">
      <style:graphic-properties draw:stroke="solid" draw:stroke-dash="Dash_20_2" svg:stroke-width="0.6cm" svg:stroke-color="#cccc00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3cm" svg:stroke-color="#00ae00" draw:marker-start-width="0.75cm" draw:marker-end-width="0.75cm" draw:fill="solid" draw:fill-color="#00ae00" draw:textarea-horizontal-align="center" draw:textarea-vertical-align="middle" fo:padding-top="0.275cm" fo:padding-bottom="0.275cm" fo:padding-left="0.4cm" fo:padding-right="0.4cm" draw:shadow="hidden"/>
    </style:style>
    <style:style style:name="gr8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32pt" style:language-asian="zxx" style:country-asian="none" style:font-style-asian="normal" style:font-weight-asian="normal" style:font-family-complex="'Bitstream Vera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text-properties fo:font-family="'URW Bookman L'" style:font-pitch="variable" fo:font-size="60pt" style:font-size-asian="60pt" style:font-size-complex="60pt"/>
    </style:style>
    <style:style style:name="T1" style:family="text">
      <style:text-properties fo:font-family="'URW Bookman L'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olyline draw:style-name="gr1" draw:text-style-name="P1" draw:layer="layout" svg:width="5.256cm" svg:height="6.299cm" draw:transform="rotate (-1.43116998663627) translate (7.96305102885885cm 3.0353504430524cm)" svg:viewBox="0 0 5257 6300" draw:points="0,-8626 5257,-8626 5257,-14926 0,-14926">
                <text:p/>
              </draw:polyline>
              <draw:polyline draw:style-name="gr2" draw:text-style-name="P1" draw:layer="layout" svg:width="7.124cm" svg:height="4.456cm" draw:transform="skewX (0.00122173047639578) rotate (0.699004365423597) translate (0.757746010971448cm 4.57887080554214cm)" svg:viewBox="0 0 7125 4457" draw:points="0,7985 4955,7986 7125,12442">
                <text:p/>
              </draw:polyline>
            </draw:g>
            <draw:g>
              <draw:polyline draw:style-name="gr3" draw:text-style-name="P1" draw:layer="layout" svg:width="4.999cm" svg:height="5.999cm" draw:transform="rotate (-1.43116998663627) translate (7.84444752907809cm 3.14708713080919cm)" svg:viewBox="0 0 5000 6000" draw:points="0,-8660 5000,-8660 5000,-14660 0,-14660">
                <text:p/>
              </draw:polyline>
              <draw:polyline draw:style-name="gr4" draw:text-style-name="P1" draw:layer="layout" svg:width="6.783cm" svg:height="4.239cm" draw:transform="rotate (0.698306233722799) translate (0.982157598368357cm 4.61643287190912cm)" svg:viewBox="0 0 6784 4240" draw:points="0,8335 4717,8335 6784,12575">
                <text:p/>
              </draw:polyline>
            </draw:g>
            <draw:g>
              <draw:path draw:style-name="gr5" draw:text-style-name="P2" draw:layer="layout" svg:width="1.551cm" svg:height="1.746cm" draw:transform="skewX (-0.00296705972838979) rotate (-1.4206980111243) translate (5.1891296744904cm 5.80400335859621cm)" svg:viewBox="0 0 1552 1747" svg:d="m0-6779c1568 0 1552-1747 1552-1747l-1 17">
                <text:p/>
              </draw:path>
              <draw:path draw:style-name="gr6" draw:text-style-name="P2" draw:layer="layout" svg:width="1.55cm" svg:height="1.746cm" draw:transform="skewX (0.0022689280275922) rotate (1.69942709266656) translate (5.42100669276825cm 7.33714972830246cm)" svg:viewBox="0 0 1551 1747" svg:d="m1551 10617c-1568 0-1551-1747-1551-1747v18">
                <text:p/>
              </draw:path>
            </draw:g>
            <draw:line draw:style-name="gr7" draw:text-style-name="P3" draw:layer="layout" svg:x1="3.468cm" svg:y1="4.703cm" svg:x2="4.295cm" svg:y2="4.251cm">
              <text:p/>
            </draw:line>
            <draw:line draw:style-name="gr7" draw:text-style-name="P3" draw:layer="layout" svg:x1="6.573cm" svg:y1="4.268cm" svg:x2="5.653cm" svg:y2="4.061cm">
              <text:p/>
            </draw:line>
          </draw:g>
          <draw:frame draw:style-name="gr8" draw:text-style-name="P4" draw:layer="layout" svg:width="6.105cm" svg:height="2.912cm" svg:x="2.728cm" svg:y="8.422cm">
            <draw:text-box>
              <text:p><text:span text:style-name="T1">culf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03T17:19:32</meta:creation-date>
    <dc:date>2010-04-18T09:52:31</dc:date>
    <meta:editing-duration>PT00H14M59S</meta:editing-duration>
    <meta:editing-cycles>2</meta:editing-cycles>
    <meta:generator>OpenOffice.org/3.2$Linux OpenOffice.org_project/320m12$Build-9483</meta:generator>
    <dc:creator>Rudolf Koenig</dc:creator>
    <meta:document-statistic meta:object-count="14"/>
  </office:meta>
</office:document-meta>
</file>